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25-01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24-01-02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23-01-03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23-01-0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22-01-03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21-01-04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20-01-0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9-01-02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8-01-0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7-01-03 17:45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6-01-02 18:0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5-01-02 18:0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4-01-02 20:1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3-01-02 20:1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2-01-03 19:5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1-01-03 20:54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10-01-02 22:09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9-01-04 22:3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8-01-03 21:0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7-02-24 16:3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6-01-04 21:2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5-01-08 15:01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5-01-08 14:09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4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4-01-07 21:45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3-01-06 19:0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2-01-10 16:0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1-01-09 14:44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2000-01-06 22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9-01-05 23:4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8-01-07 21:48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8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22100521201</text:p>
          </table:table-cell>
          <table:table-cell office:value-type="string" calcext:value-type="string">
            <text:p>1984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